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Avenir Next" svg:font-family="'Avenir N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venir Next" fo:font-weight="bold" officeooo:rsid="00113da3" officeooo:paragraph-rsid="00113da3" style:font-weight-asian="bold" style:font-weight-complex="bold"/>
    </style:style>
    <style:style style:name="P2" style:family="paragraph" style:parent-style-name="Standard">
      <style:text-properties style:font-name="Avenir Next" officeooo:rsid="00113da3" officeooo:paragraph-rsid="00113da3"/>
    </style:style>
    <style:style style:name="P3" style:family="paragraph" style:parent-style-name="Standard">
      <style:paragraph-properties fo:text-align="center" style:justify-single-word="false"/>
      <style:text-properties style:font-name="Avenir Next" fo:font-size="14pt" style:text-underline-style="solid" style:text-underline-width="auto" style:text-underline-color="font-color" fo:font-weight="bold" officeooo:rsid="00113da3" officeooo:paragraph-rsid="00113da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venir Next" fo:font-size="14pt" style:text-underline-style="none" fo:font-weight="normal" officeooo:rsid="00113da3" officeooo:paragraph-rsid="00113da3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solid" style:text-underline-width="auto" style:text-underline-color="font-color" fo:font-weight="normal" officeooo:rsid="00144904" officeooo:paragraph-rsid="00144904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113da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14f9f" officeooo:paragraph-rsid="00214f9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normal" officeooo:rsid="001a8837" officeooo:paragraph-rsid="001a883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113da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24baa4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24ac84" officeooo:paragraph-rsid="00113da3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13da3"/>
    </style:style>
    <style:style style:name="P13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14f9f" officeooo:paragraph-rsid="0026c843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29a17c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214f9f" officeooo:paragraph-rsid="0026c843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214f9f" officeooo:paragraph-rsid="002b4b42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234b9f" officeooo:paragraph-rsid="0029a17c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14f9f" officeooo:paragraph-rsid="00270c0f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70c0f" officeooo:paragraph-rsid="0029a17c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2b4b42" officeooo:paragraph-rsid="002b4b42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144904" officeooo:paragraph-rsid="002b4b42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14f9f" officeooo:paragraph-rsid="00214f9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14f9f" officeooo:paragraph-rsid="00270c0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70c0f" officeooo:paragraph-rsid="00270c0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70c0f" officeooo:paragraph-rsid="0029a17c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14490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bold" officeooo:rsid="00144904" officeooo:paragraph-rsid="00113da3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bold" officeooo:rsid="00144904" officeooo:paragraph-rsid="0029a17c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bold" officeooo:rsid="001e0c0c" officeooo:paragraph-rsid="0029a17c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normal" officeooo:rsid="001a8837" officeooo:paragraph-rsid="001a8837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113da3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officeooo:paragraph-rsid="00270c0f"/>
    </style:style>
    <style:style style:name="P33" style:family="paragraph" style:parent-style-name="Standard">
      <style:paragraph-properties fo:text-align="start" style:justify-single-word="false"/>
      <style:text-properties officeooo:paragraph-rsid="0029a17c"/>
    </style:style>
    <style:style style:name="P34" style:family="paragraph" style:parent-style-name="Standard">
      <style:paragraph-properties fo:text-align="start" style:justify-single-word="false"/>
      <style:text-properties fo:font-style="normal" officeooo:paragraph-rsid="0026c843" style:font-style-asian="normal" style:font-style-complex="normal"/>
    </style:style>
    <style:style style:name="P3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paragraph-rsid="002b4b42" style:font-style-asian="normal" style:font-style-complex="normal"/>
    </style:style>
    <style:style style:name="T1" style:family="text">
      <style:text-properties officeooo:rsid="0018bf96"/>
    </style:style>
    <style:style style:name="T2" style:family="text">
      <style:text-properties officeooo:rsid="001fa93b"/>
    </style:style>
    <style:style style:name="T3" style:family="text">
      <style:text-properties style:font-name="Avenir Next" fo:font-size="12pt" style:text-underline-style="none" fo:font-weight="normal" officeooo:rsid="00214f9f" style:font-size-asian="10.5pt" style:font-weight-asian="normal" style:font-size-complex="12pt" style:font-weight-complex="normal"/>
    </style:style>
    <style:style style:name="T4" style:family="text">
      <style:text-properties style:font-name="Avenir Next" fo:font-size="12pt" style:text-underline-style="none" fo:font-weight="normal" officeooo:rsid="00227b5b" style:font-size-asian="10.5pt" style:font-weight-asian="normal" style:font-size-complex="12pt" style:font-weight-complex="normal"/>
    </style:style>
    <style:style style:name="T5" style:family="text">
      <style:text-properties style:font-name="Avenir Next" fo:font-size="12pt" style:text-underline-style="none" fo:font-weight="normal" officeooo:rsid="0026c843" style:font-size-asian="10.5pt" style:font-weight-asian="normal" style:font-size-complex="12pt" style:font-weight-complex="normal"/>
    </style:style>
    <style:style style:name="T6" style:family="text">
      <style:text-properties style:font-name="Avenir Next" fo:font-size="12pt" style:text-underline-style="none" fo:font-weight="normal" officeooo:rsid="001c69c6" style:font-size-asian="10.5pt" style:font-weight-asian="normal" style:font-size-complex="12pt" style:font-weight-complex="normal"/>
    </style:style>
    <style:style style:name="T7" style:family="text">
      <style:text-properties style:font-name="Avenir Next" fo:font-size="12pt" style:text-underline-style="none" fo:font-weight="normal" officeooo:rsid="00270c0f" style:font-size-asian="10.5pt" style:font-weight-asian="normal" style:font-size-complex="12pt" style:font-weight-complex="normal"/>
    </style:style>
    <style:style style:name="T8" style:family="text">
      <style:text-properties style:font-name="Avenir Next" fo:font-size="12pt" style:text-underline-style="none" fo:font-weight="normal" officeooo:rsid="001ad3c0" style:font-size-asian="10.5pt" style:font-weight-asian="normal" style:font-size-complex="12pt" style:font-weight-complex="normal"/>
    </style:style>
    <style:style style:name="T9" style:family="text">
      <style:text-properties style:font-name="Avenir Next" fo:font-size="12pt" style:text-underline-style="none" fo:font-weight="bold" officeooo:rsid="001c69c6" style:font-size-asian="10.5pt" style:font-weight-asian="bold" style:font-size-complex="12pt" style:font-weight-complex="bold"/>
    </style:style>
    <style:style style:name="T10" style:family="text">
      <style:text-properties style:font-name="Avenir Next" fo:font-size="12pt" style:text-underline-style="solid" style:text-underline-width="auto" style:text-underline-color="font-color" fo:font-weight="bold" officeooo:rsid="00113da3" style:font-size-asian="10.5pt" style:font-weight-asian="bold" style:font-size-complex="12pt" style:font-weight-complex="bold"/>
    </style:style>
    <style:style style:name="T11" style:family="text">
      <style:text-properties style:font-name="Avenir Next" fo:font-size="12pt" style:text-underline-style="solid" style:text-underline-width="auto" style:text-underline-color="font-color" fo:font-weight="bold" officeooo:rsid="0024baa4" style:font-size-asian="10.5pt" style:font-weight-asian="bold" style:font-size-complex="12pt" style:font-weight-complex="bold"/>
    </style:style>
    <style:style style:name="T12" style:family="text">
      <style:text-properties style:font-name="Avenir Next" fo:font-size="12pt" fo:font-style="italic" style:text-underline-style="solid" style:text-underline-width="auto" style:text-underline-color="font-color" fo:font-weight="bold" officeooo:rsid="002b4b42" style:font-size-asian="10.5pt" style:font-style-asian="italic" style:font-weight-asian="bold" style:font-size-complex="12pt" style:font-style-complex="italic" style:font-weight-complex="bold"/>
    </style:style>
    <style:style style:name="T13" style:family="text">
      <style:text-properties style:font-name="Avenir Next" fo:font-size="12pt" fo:font-style="italic" fo:font-weight="bold" officeooo:rsid="002b4b42" style:font-size-asian="10.5pt" style:font-style-asian="italic" style:font-weight-asian="bold" style:font-size-complex="12pt" style:font-style-complex="italic" style:font-weight-complex="bold"/>
    </style:style>
    <style:style style:name="T14" style:family="text">
      <style:text-properties style:font-name="Avenir Next" fo:font-size="12pt" fo:font-weight="bold" officeooo:rsid="002b4b42" style:font-size-asian="10.5pt" style:font-weight-asian="bold" style:font-size-complex="12pt" style:font-weight-complex="bold"/>
    </style:style>
    <style:style style:name="T15" style:family="text">
      <style:text-properties officeooo:rsid="001e0c0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6c843" style:font-weight-asian="bold" style:font-weight-complex="bold"/>
    </style:style>
    <style:style style:name="T18" style:family="text">
      <style:text-properties officeooo:rsid="0024baa4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1fa93b" style:font-style-asian="normal" style:font-style-complex="normal"/>
    </style:style>
    <style:style style:name="T21" style:family="text">
      <style:text-properties fo:font-style="normal" officeooo:rsid="0029a17c" style:font-style-asian="normal" style:font-style-complex="normal"/>
    </style:style>
    <style:style style:name="T22" style:family="text">
      <style:text-properties officeooo:rsid="0026c843"/>
    </style:style>
    <style:style style:name="T23" style:family="text">
      <style:text-properties officeooo:rsid="00270c0f"/>
    </style:style>
    <style:style style:name="T24" style:family="text">
      <style:text-properties officeooo:rsid="00144904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29a17c"/>
    </style:style>
    <style:style style:name="T27" style:family="text">
      <style:text-properties officeooo:rsid="002b4b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ri Chow (#40003396)</text:p>
      <text:p text:style-name="P1">COMP 479</text:p>
      <text:p text:style-name="P1">Fall ‘20</text:p>
      <text:p text:style-name="P2"/>
      <text:p text:style-name="P3">Project #1</text:p>
      <text:p text:style-name="P4"/>
      <text:p text:style-name="P5">Using Python3</text:p>
      <text:p text:style-name="P4"/>
      <text:p text:style-name="P9">Step #1 – Reading the Reuter’s collection</text:p>
      <text:p text:style-name="P9">(block-1-reader.py)</text:p>
      <text:p text:style-name="P27"/>
      <text:p text:style-name="P21"><text:span text:style-name="T27">Tested Commands</text:span></text:p>
      <text:p text:style-name="P28">python3 ./block-1-reader.py --path reuters21578</text:p>
      <text:p text:style-name="P28">python3 ./block-1-reader.py --path reuters21578 -o block1.json</text:p>
      <text:p text:style-name="P28"/>
      <text:p text:style-name="P24">============================================================</text:p>
      <text:p text:style-name="P24">Input: <text:span text:style-name="T24">reuters21578 </text:span>(Corpus’ path)</text:p>
      <text:p text:style-name="P24">Output:</text:p>
      <text:p text:style-name="P32"><text:span text:style-name="T7">- A block with SGM-000 data as a string</text:span><text:span text:style-name="T6"> e.g. “</text:span><text:span text:style-name="T9">block-0-individual.json</text:span><text:span text:style-name="T6">” with commented out “One Instance” code</text:span></text:p>
      <text:p text:style-name="P32"><text:span text:style-name="T7">- Non-commented out code gives a block with all SGM </text:span><text:span text:style-name="T8">(000 –&gt; 021)</text:span><text:span text:style-name="T7"> data as a string.</text:span></text:p>
      <text:p text:style-name="P25">============================================================</text:p>
      <text:p text:style-name="P26">- <text:span text:style-name="T1">Changing directory to /reuters21578 to scan for .sgm files.</text:span></text:p>
      <text:p text:style-name="P26">- open(file_name,'r', errors='ignore'): <text:span text:style-name="T1">Opening files but set errors parameter to ignore due to unicode issue in sgm17.</text:span></text:p>
      <text:p text:style-name="P8">Error: </text:p>
      <text:p text:style-name="P8">UnicodeDecodeError: 'utf-8' codec can't decode byte 0xfc in position 1519554: invalid start byte</text:p>
      <text:p text:style-name="P8"/>
      <text:p text:style-name="P6"/>
      <text:p text:style-name="P9">Step #2 – Extracting the raw text of each article from the corpus </text:p>
      <text:p text:style-name="P9">(block-2-document-segmenter.py)</text:p>
      <text:p text:style-name="P11"/>
      <text:p text:style-name="P7"><text:span text:style-name="T25">- Pipeline is currently broken. An input is needed or the “INPUT_STRUCTURE” which is a generator won’t be able to open.</text:span></text:p>
      <text:p text:style-name="P7"><text:span text:style-name="T25"/></text:p>
      <text:p text:style-name="P35"><text:span text:style-name="T14">Tested Commands</text:span></text:p>
      <text:p text:style-name="P17">python3 <text:span text:style-name="T15">./block-2-document-segmenter.py -i block</text:span><text:span text:style-name="T2">0-individual</text:span><text:span text:style-name="T15">.json</text:span></text:p>
      <text:p text:style-name="P29"><text:span text:style-name="T19">python3 ./block-2-document-segmenter.py -i block</text:span><text:span text:style-name="T20">0-individual</text:span><text:span text:style-name="T19">.json -o block2.json</text:span></text:p>
      <text:p text:style-name="P29"><text:span text:style-name="T19"/></text:p>
      <text:p text:style-name="P24">============================================================</text:p>
      <text:p text:style-name="P7">- Input: block0-individual.json contains all the documents for sgm000.sgm</text:p>
      <text:p text:style-name="P7">- Output: Creates a document with &lt;REUTERS&gt; tags.</text:p>
      <text:p text:style-name="P24"><text:soft-page-break/>============================================================</text:p>
      <text:p text:style-name="P7"/>
      <text:p text:style-name="P7">- <text:span text:style-name="T16">**BeautifulSoup must be installed to parse the documents.</text:span></text:p>
      <text:p text:style-name="P7">- replace("reuters", "REUTERS") is used to satisfied the assert &lt;REUTERS&gt; since html parser lower-cases the tags.</text:p>
      <text:p text:style-name="P7">- find_all('reuters',limit=5) is used to parse 5 documents as for the output required.</text:p>
      <text:p text:style-name="P33"><text:span text:style-name="T3">- str(</text:span><text:span text:style-name="T4">documents</text:span><text:span text:style-name="T3">[0]) is used to change the “tag” object to “string”</text:span></text:p>
      <text:p text:style-name="P33"><text:span text:style-name="T3">- </text:span><text:span text:style-name="T4">documents is an array with 5 elements and using documents[n] where n is 0-4, will parse out the desired document.</text:span></text:p>
      <text:p text:style-name="P6"/>
      <text:p text:style-name="P12"><text:span text:style-name="T10">Step #3 – </text:span><text:span text:style-name="T11">Extraction</text:span></text:p>
      <text:p text:style-name="P10">(block-3-extractor.py)</text:p>
      <text:p text:style-name="P6"/>
      <text:p text:style-name="P13">- Pipeline is currently broken. An input is needed or the “INPUT_STRUCTURE” which is a generator won’t be able to open.</text:p>
      <text:p text:style-name="P13"/>
      <text:p text:style-name="P20">Tested Commands</text:p>
      <text:p text:style-name="P16">python3 ./block-3-extractor.py -i document<text:span text:style-name="T27">0</text:span>.json</text:p>
      <text:p text:style-name="P15">python3 ./block-3-extractor.py -i document<text:span text:style-name="T27">0</text:span>.json -o article<text:span text:style-name="T27">0</text:span>.json </text:p>
      <text:p text:style-name="P13"/>
      <text:p text:style-name="P14">============================================================</text:p>
      <text:p text:style-name="P34"><text:span text:style-name="T3">- Input: </text:span><text:span text:style-name="T5">document0</text:span><text:span text:style-name="T3">.json </text:span><text:span text:style-name="T5">contains exactly one document</text:span></text:p>
      <text:p text:style-name="P34"><text:span text:style-name="T5">- Output: A dictionary with ID and Text</text:span></text:p>
      <text:p text:style-name="P19"><text:span text:style-name="T5">============================================================</text:span></text:p>
      <text:p text:style-name="P18"><text:span text:style-name="T22">- </text:span><text:span text:style-name="T17">**BeautifulSoup must be installed to parse the documents.</text:span></text:p>
      <text:p text:style-name="P18"><text:span text:style-name="T23">- reuters_tag_attributes extract the attributes within the &lt;reuters&gt; tag where “newid” is retrieved to use as ID.</text:span></text:p>
      <text:p text:style-name="P18">- <text:span text:style-name="T26">Python’s regex library is used to parse the document_id without the escaped characters and whitespace.</text:span></text:p>
      <text:p text:style-name="P23"><text:span text:style-name="T19">- </text:span><text:span text:style-name="T21">str(text) is used to cast the iterable string to a normal string</text:span></text:p>
      <text:p text:style-name="P6"/>
      <text:p text:style-name="P9">Step #4 – <text:span text:style-name="T18">Tokenisation and m</text:span>aking all text lowercase</text:p>
      <text:p text:style-name="P9">(block-4-tokeniser.py)</text:p>
      <text:p text:style-name="P6"/>
      <text:p text:style-name="P6"/>
      <text:p text:style-name="P6"/>
      <text:p text:style-name="P6"/>
      <text:p text:style-name="P6"/>
      <text:p text:style-name="P9">Step #5 – Apply Porter Stemmer</text:p>
      <text:p text:style-name="P9">(block-5-stemmer.py)</text:p>
      <text:p text:style-name="P6"/>
      <text:p text:style-name="P6"/>
      <text:p text:style-name="P6"/>
      <text:p text:style-name="P6"/>
      <text:p text:style-name="P9"><text:soft-page-break/>Step #6 – Given a list of stop words, remove those stop words from text.</text:p>
      <text:p text:style-name="P9">(block-6-stopwords-removal.py)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Avenir Next" svg:font-family="'Avenir N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25T10:35:03.152842894</meta:creation-date>
    <dc:date>2020-09-27T20:30:00.876879636</dc:date>
    <meta:editing-duration>PT3H29M54S</meta:editing-duration>
    <meta:editing-cycles>22</meta:editing-cycles>
    <meta:generator>LibreOffice/7.0.0.3$MacOSX_X86_64 LibreOffice_project/8061b3e9204bef6b321a21033174034a5e2ea88e</meta:generator>
    <meta:document-statistic meta:table-count="0" meta:image-count="0" meta:object-count="0" meta:page-count="3" meta:paragraph-count="55" meta:word-count="388" meta:character-count="3006" meta:non-whitespace-character-count="2666"/>
  </office:meta>
</office:document-meta>
</file>